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mandLineParameters" style:family="table">
      <style:table-properties style:width="6.925in" table:align="margins"/>
    </style:style>
    <style:style style:name="CommandLineParameters.A" style:family="table-column">
      <style:table-column-properties style:column-width="2.3083in" style:rel-column-width="21845*"/>
    </style:style>
    <style:style style:name="CommandLineParameters.A1" style:family="table-cell">
      <style:table-cell-properties fo:padding="0.0382in" fo:border-left="0.05pt solid #000000" fo:border-right="none" fo:border-top="0.05pt solid #000000" fo:border-bottom="0.05pt solid #000000"/>
    </style:style>
    <style:style style:name="CommandLineParameters.C1" style:family="table-cell">
      <style:table-cell-properties fo:padding="0.0382in" fo:border="0.05pt solid #000000"/>
    </style:style>
    <style:style style:name="CommandLineParameters.A2" style:family="table-cell">
      <style:table-cell-properties fo:padding="0.0382in" fo:border-left="0.05pt solid #000000" fo:border-right="none" fo:border-top="none" fo:border-bottom="0.05pt solid #000000"/>
    </style:style>
    <style:style style:name="CommandLineParameters.C2" style:family="table-cell">
      <style:table-cell-properties fo:padding="0.0382in" fo:border-left="0.05pt solid #000000" fo:border-right="0.05pt solid #000000" fo:border-top="none" fo:border-bottom="0.05pt solid #000000"/>
    </style:style>
    <style:style style:name="IncludedFiles" style:family="table">
      <style:table-properties style:width="6.925in" table:align="margins"/>
    </style:style>
    <style:style style:name="IncludedFiles.A" style:family="table-column">
      <style:table-column-properties style:column-width="3.4625in" style:rel-column-width="32767*"/>
    </style:style>
    <style:style style:name="IncludedFiles.A1" style:family="table-cell">
      <style:table-cell-properties fo:padding="0.0382in" fo:border-left="0.05pt solid #000000" fo:border-right="none" fo:border-top="0.05pt solid #000000" fo:border-bottom="0.05pt solid #000000"/>
    </style:style>
    <style:style style:name="IncludedFiles.B1" style:family="table-cell">
      <style:table-cell-properties fo:padding="0.0382in" fo:border="0.05pt solid #000000"/>
    </style:style>
    <style:style style:name="IncludedFiles.A2" style:family="table-cell">
      <style:table-cell-properties fo:padding="0.0382in" fo:border-left="0.05pt solid #000000" fo:border-right="none" fo:border-top="none" fo:border-bottom="0.05pt solid #000000"/>
    </style:style>
    <style:style style:name="IncludedFile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177" officeooo:paragraph-rsid="0018d177"/>
    </style:style>
    <style:style style:name="P2" style:family="paragraph" style:parent-style-name="Standard">
      <style:text-properties officeooo:rsid="001a0d46" officeooo:paragraph-rsid="001a0d46"/>
    </style:style>
    <style:style style:name="P3" style:family="paragraph" style:parent-style-name="Standard">
      <style:text-properties officeooo:rsid="001be58b" officeooo:paragraph-rsid="001be58b"/>
    </style:style>
    <style:style style:name="P4" style:family="paragraph" style:parent-style-name="Standard">
      <style:text-properties officeooo:rsid="001be58b" officeooo:paragraph-rsid="001c7112"/>
    </style:style>
    <style:style style:name="P5" style:family="paragraph" style:parent-style-name="Standard">
      <style:text-properties officeooo:rsid="001c7112" officeooo:paragraph-rsid="001c7112"/>
    </style:style>
    <style:style style:name="P6" style:family="paragraph" style:parent-style-name="Standard">
      <style:text-properties officeooo:rsid="001e0d3f" officeooo:paragraph-rsid="001e0d3f"/>
    </style:style>
    <style:style style:name="P7" style:family="paragraph" style:parent-style-name="Standard">
      <style:text-properties officeooo:rsid="00213d54" officeooo:paragraph-rsid="00213d54"/>
    </style:style>
    <style:style style:name="P8" style:family="paragraph" style:parent-style-name="Standard" style:list-style-name="L2">
      <style:text-properties officeooo:rsid="00213d54" officeooo:paragraph-rsid="00213d54"/>
    </style:style>
    <style:style style:name="P9" style:family="paragraph" style:parent-style-name="Standard" style:list-style-name="L3">
      <style:text-properties style:use-window-font-color="true" officeooo:rsid="001be58b" officeooo:paragraph-rsid="001be58b" fo:background-color="transparent"/>
    </style:style>
    <style:style style:name="P10" style:family="paragraph" style:parent-style-name="Standard">
      <style:paragraph-properties fo:margin-left="0.4925in" fo:margin-right="0in" fo:text-indent="0in" style:auto-text-indent="false"/>
      <style:text-properties officeooo:rsid="001be58b" officeooo:paragraph-rsid="001be58b"/>
    </style:style>
    <style:style style:name="P11" style:family="paragraph" style:parent-style-name="Table_20_Heading">
      <style:text-properties officeooo:rsid="001a0d46" officeooo:paragraph-rsid="001a0d46"/>
    </style:style>
    <style:style style:name="P12" style:family="paragraph" style:parent-style-name="Table_20_Heading">
      <style:text-properties officeooo:rsid="001be58b" officeooo:paragraph-rsid="001be58b"/>
    </style:style>
    <style:style style:name="P13" style:family="paragraph" style:parent-style-name="Table_20_Contents">
      <style:text-properties officeooo:rsid="001a0d46" officeooo:paragraph-rsid="001a0d46"/>
    </style:style>
    <style:style style:name="P14" style:family="paragraph" style:parent-style-name="Table_20_Contents">
      <style:paragraph-properties fo:text-align="center" style:justify-single-word="false"/>
      <style:text-properties officeooo:rsid="001a0d46" officeooo:paragraph-rsid="001a0d46"/>
    </style:style>
    <style:style style:name="P15" style:family="paragraph" style:parent-style-name="Table_20_Contents">
      <style:text-properties officeooo:rsid="001be58b" officeooo:paragraph-rsid="001be58b"/>
    </style:style>
    <style:style style:name="P16" style:family="paragraph" style:parent-style-name="Table_20_Contents">
      <style:text-properties officeooo:rsid="001e0d3f" officeooo:paragraph-rsid="001e0d3f"/>
    </style:style>
    <style:style style:name="P17" style:family="paragraph" style:parent-style-name="Table_20_Contents">
      <style:paragraph-properties fo:text-align="center" style:justify-single-word="false"/>
    </style:style>
    <style:style style:name="T1" style:family="text">
      <style:text-properties officeooo:rsid="001a0d46"/>
    </style:style>
    <style:style style:name="T2" style:family="text">
      <style:text-properties officeooo:rsid="001e0b30"/>
    </style:style>
    <style:style style:name="T3" style:family="text">
      <style:text-properties officeooo:rsid="001fb565"/>
    </style:style>
    <style:style style:name="T4" style:family="text">
      <style:text-properties officeooo:rsid="00213d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 Documentation of Sushi</text:p>
      <text:p text:style-name="P1"/>
      <text:p text:style-name="P1"/>
      <text:h text:style-name="Heading_20_1" text:outline-level="1">Summary</text:h>
      <text:p text:style-name="P1">This routine simulates a sushi restaurant. There are several parameters to be set. This can be done via command line parameters or via runtime requests. Those parameter determine how much sushi is produced as well as by who it is consumed. The simulation ends when all produces sushi is consumed and displays a summary on how much and what kind of sushi has been consumed or dropped. </text:p>
      <text:p text:style-name="P1"/>
      <text:h text:style-name="Heading_20_1" text:outline-level="1">Requirements</text:h>
      <text:p text:style-name="P2">Python 2.7.6 (tested version; earlier version may work)</text:p>
      <text:p text:style-name="P2"/>
      <text:h text:style-name="Heading_20_1" text:outline-level="1">Program Name</text:h>
      <text:p text:style-name="P3">sushi.py</text:p>
      <text:p text:style-name="P2"/>
      <text:h text:style-name="Heading_20_1" text:outline-level="1">Command Line Parameters</text:h>
      <table:table table:name="CommandLineParameters" table:style-name="CommandLineParameters">
        <table:table-column table:style-name="CommandLineParameters.A" table:number-columns-repeated="3"/>
        <table:table-header-rows>
          <table:table-row>
            <table:table-cell table:style-name="CommandLineParameters.A1" office:value-type="string">
              <text:p text:style-name="P11">Parameter</text:p>
            </table:table-cell>
            <table:table-cell table:style-name="CommandLineParameters.A1" office:value-type="string">
              <text:p text:style-name="P11">Values</text:p>
            </table:table-cell>
            <table:table-cell table:style-name="CommandLineParameters.C1" office:value-type="string">
              <text:p text:style-name="P11">Example</text:p>
            </table:table-cell>
          </table:table-row>
        </table:table-header-rows>
        <table:table-row>
          <table:table-cell table:style-name="CommandLineParameters.A2" office:value-type="string">
            <text:p text:style-name="P13">Number of fish sushi Alice is going to produce</text:p>
          </table:table-cell>
          <table:table-cell table:style-name="CommandLineParameters.A2" office:value-type="string">
            <text:p text:style-name="P14"><text:span text:style-name="T3">a - </text:span>Positive integer</text:p>
          </table:table-cell>
          <table:table-cell table:style-name="CommandLineParameters.C2" office:value-type="string">
            <text:p text:style-name="P17">-<text:span text:style-name="T1">a=3</text:span></text:p>
          </table:table-cell>
        </table:table-row>
        <table:table-row>
          <table:table-cell table:style-name="CommandLineParameters.A2" office:value-type="string">
            <text:p text:style-name="P13">Number of vegetarian sushi Bob is going to produce</text:p>
          </table:table-cell>
          <table:table-cell table:style-name="CommandLineParameters.A2" office:value-type="string">
            <text:p text:style-name="P14"><text:span text:style-name="T3">b</text:span> - Positive integer</text:p>
          </table:table-cell>
          <table:table-cell table:style-name="CommandLineParameters.C2" office:value-type="string">
            <text:p text:style-name="P17">-<text:span text:style-name="T1">b=4</text:span></text:p>
          </table:table-cell>
        </table:table-row>
        <table:table-row>
          <table:table-cell table:style-name="CommandLineParameters.A2" office:value-type="string">
            <text:p text:style-name="P13">Number of humans who prefer to eat only fish sushi</text:p>
          </table:table-cell>
          <table:table-cell table:style-name="CommandLineParameters.A2" office:value-type="string">
            <text:p text:style-name="P14"><text:span text:style-name="T3">f </text:span>- Positive integer</text:p>
          </table:table-cell>
          <table:table-cell table:style-name="CommandLineParameters.C2" office:value-type="string">
            <text:p text:style-name="P17">-<text:span text:style-name="T1">f=5</text:span></text:p>
          </table:table-cell>
        </table:table-row>
        <table:table-row>
          <table:table-cell table:style-name="CommandLineParameters.A2" office:value-type="string">
            <text:p text:style-name="P13">Number of humans who prefer to eat only vegetarian sushi</text:p>
          </table:table-cell>
          <table:table-cell table:style-name="CommandLineParameters.A2" office:value-type="string">
            <text:p text:style-name="P14"><text:span text:style-name="T3">v</text:span> - Positive integer</text:p>
          </table:table-cell>
          <table:table-cell table:style-name="CommandLineParameters.C2" office:value-type="string">
            <text:p text:style-name="P17">-<text:span text:style-name="T1">v=3</text:span></text:p>
          </table:table-cell>
        </table:table-row>
        <table:table-row>
          <table:table-cell table:style-name="CommandLineParameters.A2" office:value-type="string">
            <text:p text:style-name="P13">Number of humans who have no preferences</text:p>
          </table:table-cell>
          <table:table-cell table:style-name="CommandLineParameters.A2" office:value-type="string">
            <text:p text:style-name="P14"><text:span text:style-name="T3">e</text:span> - Positive integer</text:p>
          </table:table-cell>
          <table:table-cell table:style-name="CommandLineParameters.C2" office:value-type="string">
            <text:p text:style-name="P17">-<text:span text:style-name="T1">e=2</text:span></text:p>
          </table:table-cell>
        </table:table-row>
        <table:table-row>
          <table:table-cell table:style-name="CommandLineParameters.A2" office:value-type="string">
            <text:p text:style-name="P13">Number of cats in the restaurant</text:p>
          </table:table-cell>
          <table:table-cell table:style-name="CommandLineParameters.A2" office:value-type="string">
            <text:p text:style-name="P14"><text:span text:style-name="T3">c</text:span> - Positive integer</text:p>
          </table:table-cell>
          <table:table-cell table:style-name="CommandLineParameters.C2" office:value-type="string">
            <text:p text:style-name="P17">-<text:span text:style-name="T1">c=8</text:span></text:p>
          </table:table-cell>
        </table:table-row>
      </table:table>
      <text:p text:style-name="P2"/>
      <text:h text:style-name="Heading_20_2" text:outline-level="2">Warnings</text:h>
      <text:list xml:id="list7009080706470979515" text:style-name="L3">
        <text:list-item>
          <text:p text:style-name="P9">The program requires at least one unit of sushi to be produced to run.</text:p>
        </text:list-item>
        <text:list-item>
          <text:p text:style-name="P9">The program requires at least one human to consume sushi to run.</text:p>
        </text:list-item>
      </text:list>
      <text:p text:style-name="P3"/>
      <text:h text:style-name="Heading_20_2" text:outline-level="2"><text:soft-page-break/><text:span text:style-name="T4">Execution </text:span>Examples</text:h>
      <text:p text:style-name="P10">./sushi.py -a=19 -b=9 -f=4 -v=1 -c=17</text:p>
      <text:p text:style-name="P10">./sushi.py -a=9 -b=9 -f=4 -v=1 -c=7</text:p>
      <text:p text:style-name="P10">./sushi.py -a=9 -b=9 -f=4 -v=3 -e=2 -c=7</text:p>
      <text:p text:style-name="P10">./sushi.py -a=99 -b=99 -f=4 -v=3 -e=2 -c=27</text:p>
      <text:h text:style-name="Heading_20_3" text:outline-level="3">Alternatively run without command line parameters</text:h>
      <text:p text:style-name="P4"><text:tab/>./sushi.py</text:p>
      <text:p text:style-name="P5">In this mode the program will request form the user to <text:span text:style-name="T2">set each variable. The same limitation regarding the minimum number with respect to sushi production and human customers.</text:span></text:p>
      <text:p text:style-name="P5"/>
      <text:h text:style-name="Heading_20_1" text:outline-level="1">Program Structure</text:h>
      <text:list xml:id="list5949735120547051370" text:style-name="L2">
        <text:list-item>
          <text:p text:style-name="P8">Initialize section defining the queues used. As required the counter is limited to 100. The drop and consumed queues are unlimited.</text:p>
        </text:list-item>
        <text:list-item>
          <text:p text:style-name="P8">Retrieve command line arguments and check for correctness</text:p>
        </text:list-item>
        <text:list-item>
          <text:p text:style-name="P8">Request user input if command line arguments are not supplied</text:p>
        </text:list-item>
        <text:list-item>
          <text:p text:style-name="P8">Check for input parameter correctness</text:p>
        </text:list-item>
        <text:list-item>
          <text:p text:style-name="P8">Create producer thread: Produces specified amount of sushi of type fish or vegetarian</text:p>
        </text:list-item>
        <text:list-item>
          <text:p text:style-name="P8">Create human consumer thread: Consumes sushi depending on preference</text:p>
        </text:list-item>
        <text:list-item>
          <text:p text:style-name="P8">Create cat consumer thread: Consumes only a maximum of two fish sushi</text:p>
        </text:list-item>
        <text:list-item>
          <text:p text:style-name="P8">Note: All threads run at the same time and coordination is done using the queues</text:p>
        </text:list-item>
        <text:list-item>
          <text:p text:style-name="P8">Wait for all threads to finish </text:p>
        </text:list-item>
        <text:list-item>
          <text:p text:style-name="P8">Determine the amount of consumed and dropped sushi</text:p>
        </text:list-item>
      </text:list>
      <text:p text:style-name="P7"/>
      <text:h text:style-name="Heading_20_1" text:outline-level="1">Troubleshooting</text:h>
      <text:p text:style-name="P6">Program does is not an executable:</text:p>
      <text:p text:style-name="P6"><text:tab/>chmod +x sushi.py</text:p>
      <text:p text:style-name="P6"/>
      <text:h text:style-name="Heading_20_1" text:outline-level="1">Included files in the package</text:h>
      <table:table table:name="IncludedFiles" table:style-name="IncludedFiles">
        <table:table-column table:style-name="IncludedFiles.A" table:number-columns-repeated="2"/>
        <table:table-header-rows>
          <table:table-row>
            <table:table-cell table:style-name="IncludedFiles.A1" office:value-type="string">
              <text:p text:style-name="P12">Filename</text:p>
            </table:table-cell>
            <table:table-cell table:style-name="IncludedFiles.B1" office:value-type="string">
              <text:p text:style-name="P12">Description</text:p>
            </table:table-cell>
          </table:table-row>
        </table:table-header-rows>
        <table:table-row>
          <table:table-cell table:style-name="IncludedFiles.A2" office:value-type="string">
            <text:p text:style-name="P3">sushi.py</text:p>
          </table:table-cell>
          <table:table-cell table:style-name="IncludedFiles.B2" office:value-type="string">
            <text:p text:style-name="P15">Program containing the whole logic</text:p>
          </table:table-cell>
        </table:table-row>
        <table:table-row>
          <table:table-cell table:style-name="IncludedFiles.A2" office:value-type="string">
            <text:p text:style-name="P15">Program Documentation Pyton.odt</text:p>
          </table:table-cell>
          <table:table-cell table:style-name="IncludedFiles.B2" office:value-type="string">
            <text:p text:style-name="P15">This document</text:p>
          </table:table-cell>
        </table:table-row>
        <table:table-row>
          <table:table-cell table:style-name="IncludedFiles.A2" office:value-type="string">
            <text:p text:style-name="P15">Testing of Sushi.odt</text:p>
          </table:table-cell>
          <table:table-cell table:style-name="IncludedFiles.B2" office:value-type="string">
            <text:p text:style-name="P15">Testing notes</text:p>
          </table:table-cell>
        </table:table-row>
        <table:table-row>
          <table:table-cell table:style-name="IncludedFiles.A2" office:value-type="string">
            <text:p text:style-name="P16">Time Log.odt</text:p>
          </table:table-cell>
          <table:table-cell table:style-name="IncludedFiles.B2" office:value-type="string">
            <text:p text:style-name="P16">Development Notes (time allocation) – not for release</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20:24:00.039028743</meta:creation-date>
    <meta:generator>LibreOffice/4.2.6.3$Linux_X86_64 LibreOffice_project/420m0$Build-3</meta:generator>
    <dc:date>2014-10-05T22:49:09.588887787</dc:date>
    <meta:editing-duration>PT2H19M53S</meta:editing-duration>
    <meta:editing-cycles>8</meta:editing-cycles>
    <meta:document-statistic meta:table-count="2" meta:image-count="0" meta:object-count="0" meta:page-count="2" meta:paragraph-count="65" meta:word-count="425" meta:character-count="2533" meta:non-whitespace-character-count="2177"/>
  </office:meta>
</office:document-meta>
</file>